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962" officeooo:paragraph-rsid="00087962"/>
    </style:style>
    <style:style style:name="P2" style:family="paragraph" style:parent-style-name="Standard">
      <style:text-properties officeooo:rsid="0008ae47" officeooo:paragraph-rsid="0008ae47"/>
    </style:style>
    <style:style style:name="P3" style:family="paragraph" style:parent-style-name="Standard">
      <style:text-properties officeooo:rsid="00087962" officeooo:paragraph-rsid="00087962"/>
    </style:style>
    <style:style style:name="P4" style:family="paragraph" style:parent-style-name="Standard">
      <style:text-properties officeooo:rsid="00087962" officeooo:paragraph-rsid="0011394d"/>
    </style:style>
    <style:style style:name="P5" style:family="paragraph" style:parent-style-name="Standard">
      <style:text-properties officeooo:rsid="00087962" officeooo:paragraph-rsid="00120fee"/>
    </style:style>
    <style:style style:name="P6" style:family="paragraph" style:parent-style-name="Standard">
      <style:text-properties officeooo:rsid="0011394d" officeooo:paragraph-rsid="0011394d"/>
    </style:style>
    <style:style style:name="P7" style:family="paragraph" style:parent-style-name="Standard">
      <style:paragraph-properties fo:text-align="center" style:justify-single-word="false"/>
      <style:text-properties fo:font-size="20pt" officeooo:rsid="00087962" officeooo:paragraph-rsid="00087962" style:font-size-asian="20pt" style:font-size-complex="20pt"/>
    </style:style>
    <style:style style:name="T1" style:family="text">
      <style:text-properties officeooo:rsid="0008ae47"/>
    </style:style>
    <style:style style:name="T2" style:family="text">
      <style:text-properties officeooo:rsid="0009a2e3"/>
    </style:style>
    <style:style style:name="T3" style:family="text">
      <style:text-properties officeooo:rsid="000a8735"/>
    </style:style>
    <style:style style:name="T4" style:family="text">
      <style:text-properties officeooo:rsid="000d5044"/>
    </style:style>
    <style:style style:name="T5" style:family="text">
      <style:text-properties officeooo:rsid="0011394d"/>
    </style:style>
    <style:style style:name="T6" style:family="text">
      <style:text-properties officeooo:rsid="00120f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upo 4</text:p>
      <text:p text:style-name="P1"/>
      <text:p text:style-name="P1">1) Integrantes do Grupo</text:p>
      <text:p text:style-name="P1"/>
      <text:p text:style-name="P4">Arthur Carvalho – 211026673</text:p>
      <text:p text:style-name="P4">Giovanni <text:span text:style-name="T4">Minari</text:span> - <text:span text:style-name="T3">202014280</text:span></text:p>
      <text:p text:style-name="P1">Gustavo Valentim – 202014468</text:p>
      <text:p text:style-name="P4">Jonathas Wancler – 200020960</text:p>
      <text:p text:style-name="P6">Luis Felipe Hilário- 212007153</text:p>
      <text:p text:style-name="P1">Maria Eduarda C – 190092556</text:p>
      <text:p text:style-name="P4">Roberto Macedo – 200027115</text:p>
      <text:p text:style-name="P1">Yan Tavares – 202014323</text:p>
      <text:p text:style-name="P1"/>
      <text:p text:style-name="P1"/>
      <text:p text:style-name="P1">2) Historietas de Usuário</text:p>
      <text:p text:style-name="P1"/>
      <text:p text:style-name="P1">Eu como Professor queria ser capaz de inserir questões para ajudar meus alunos nos estudos;<text:line-break/>Eu como professor, gostaria de ser capaz de ver um gráfico de barras com o desempenho da turma, de 0 a 10, em intervalos de 1 em 1 (quantos alunos tiraram entre 0 e 1, quantos tiraram entre 1 e 2 e assim vai até 10);<text:line-break/>Eu como Professor queria ser capaz de ver o desempenho individual de cada aluno para saber onde estão tendo possíveis dificuldades;<text:line-break/>Eu como Administrador queria ser capaz de mostrar qual o nível de dificuldade(Fácil, Médio, Díficil) baseado na porcentagem de alunos que acertaram a questão;<text:line-break/>Eu como estudante queria que tivesse uma explicação de por que errei tal questão afim de ajudar no meu aprendizado;<text:line-break/>Eu como professor gostaria de poder acrescentar ou remover questões do banco de questões;<text:line-break/>Eu como aluno, gostaria de poder reportar questões como erradas, seja por enunciado ou por outras razões;<text:line-break/>Eu como estudante, gostaria de, em uma plataforma simples, poder resolver as questões relacionadas à prova na qual estou estudando e conseguir ter um feedback dos meus acertos e erros;<text:line-break/>Eu como aluno quero ser capaz de ver quantas questões errei ou acertei assim que encerrar a avaliação;<text:line-break/>Eu como Admin quero poder acrescentar um novo tipo de questão na plataforma;<text:line-break/>Eu como professor, gostaria de ter a habilidade de disponibilizar enquetes onde os alunos podem selecionar somente 1 opção, ou múltiplas opções, dependendo da enquete;<text:line-break/>Eu como estudante gostaria de ter acesso a provas de anos anteriores ao conteúdo atual.</text:p>
      <text:p text:style-name="P1"/>
      <text:p text:style-name="P1">3) Linguagem a ser Utilizada: JavaScript <text:span text:style-name="T2">&amp; Python</text:span></text:p>
      <text:p text:style-name="P1"><text:tab/>3.1) Padrão de Codificação: <text:span text:style-name="T5">Google Styleguide</text:span></text:p>
      <text:p text:style-name="P1"><text:tab/>3.2) Verificador de Padrão de Codificação: <text:span text:style-name="T5">Pylint (Python) &amp; Eslint (JavaScript)</text:span></text:p>
      <text:p text:style-name="P1"/>
      <text:p text:style-name="P1">4) Framework de Teste: <text:span text:style-name="T6">Pytest (Python) &amp; </text:span><text:span text:style-name="T5">Jest </text:span><text:span text:style-name="T6">(JavaScript)</text:span></text:p>
      <text:p text:style-name="P1"/>
      <text:p text:style-name="P1">5) Bibliotecas e Frameworks utilizados: <text:span text:style-name="T5">Django, React Native</text:span></text:p>
      <text:p text:style-name="P1"/>
      <text:p text:style-name="P5">6) Verificador de Código: <text:span text:style-name="T5">Pylint (Python) &amp; Eslint (JavaScript)</text:span></text:p>
      <text:p text:style-name="P1"/>
      <text:p text:style-name="P2">7) Plataforma para Controle de Versão e Delegação de Tarefas: GitHub e Trello, respectivamente</text:p>
      <text:p text:style-name="P1"/>
      <text:p text:style-name="P1"><text:span text:style-name="T1">8</text:span>) Verificador de Cobertura: <text:span text:style-name="T6">React</text:span></text:p>
      <text:p text:style-name="P1"/>
      <text:p text:style-name="P1"><text:soft-page-break/><text:span text:style-name="T1">9</text:span>) Ferramenta de Documentação de Código: <text:span text:style-name="T5">DoxyGen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03:04.734142208</meta:creation-date>
    <meta:print-date>2023-01-15T20:55:27.688206475</meta:print-date>
    <dc:date>2023-01-15T20:55:31.840132366</dc:date>
    <meta:editing-duration>PT14M1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21" meta:word-count="372" meta:character-count="2336" meta:non-whitespace-character-count="1977"/>
  </office:meta>
</office:document-meta>
</file>